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3.0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Caso de Prueba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Hecho por</text:p>
          </table:table-cell>
        </table:table-row>
        <table:table-row table:style-name="ro1">
          <table:table-cell office:value-type="string" calcext:value-type="string">
            <text:p>Registrar Administradores (Admin)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egistrar personas (Usuario)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egistrar empresas (Empresas)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enerar empleo (Empresas)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nviar CV PDF (Usuario)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uscar puestos (Usuario)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onsultar usuarios que enviaron CV (Empresas)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ealizar operaciones (Administracion)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ealizar consultas usuario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ealizar consultas administrador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ealizar consultas empresa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stadisticas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3:00:16.718398804</meta:creation-date>
    <dc:date>2018-10-23T16:13:37.996308122</dc:date>
    <meta:editing-duration>PT52M9S</meta:editing-duration>
    <meta:editing-cycles>2</meta:editing-cycles>
    <meta:generator>LibreOffice/5.4.5.1$Linux_X86_64 LibreOffice_project/40m0$Build-1</meta:generator>
    <meta:document-statistic meta:table-count="1" meta:cell-count="39" meta:object-count="0"/>
  </office:meta>
</office:document-meta>
</file>